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8.24pt"/>
    </style:style>
    <style:style style:name="co2" style:family="table-column">
      <style:table-column-properties fo:break-before="auto" style:column-width="25.46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50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iniBot_Rev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5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 calcext:value-type="string">
            <text:p>RED 3m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ED1, LED2, LED3</text:p>
          </table:table-cell>
          <table:table-cell table:style-name="ce2" office:value-type="string" calcext:value-type="string">
            <text:p>LED-3mm-PTH-K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ФОТОТРАНЗИСТОР IR L932P3B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1, Q2, Q3, Q4</text:p>
          </table:table-cell>
          <table:table-cell table:style-name="ce2" office:value-type="string" calcext:value-type="string">
            <text:p>LED-3mm-PTH-K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TTINY85-20P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-8_208mil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СЪЕДИНИТЕЛ CR2032H PT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1</text:p>
          </table:table-cell>
          <table:table-cell table:style-name="ce2" office:value-type="string" calcext:value-type="string">
            <text:p>CR2032H_PTH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W02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_CON2</text:p>
          </table:table-cell>
          <table:table-cell table:style-name="ce2" office:value-type="string" calcext:value-type="string">
            <text:p>LIPO_BAT_VERTICAL_DW02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SMD КОНД 1206 22 UF 25VDC X7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_1206_5MIL_DW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VIBRATING-MOTOR 10MM 3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N1, CON2</text:p>
          </table:table-cell>
          <table:table-cell table:style-name="ce2" office:value-type="string" calcext:value-type="string">
            <text:p>MIC-TERES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SMD ТРАНЗИСТОР WNM2016-3/T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ET1,FET2</text:p>
          </table:table-cell>
          <table:table-cell table:style-name="ce2" office:value-type="string" calcext:value-type="string">
            <text:p>SOT2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MD РЕЗ 1206 4.7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,R5</text:p>
          </table:table-cell>
          <table:table-cell table:style-name="ce2" office:value-type="string" calcext:value-type="string">
            <text:p>R_1206_5MIL_DW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MD РЕЗ 1206 180R 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,R3,R4</text:p>
          </table:table-cell>
          <table:table-cell table:style-name="ce2" office:value-type="string" calcext:value-type="string">
            <text:p>R_1206_5MIL_DW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бели гумени крачета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термошлаух 4мм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 см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кабели два проводника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 см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рейка HN1x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5"/>
        </table:table-row>
        <table:table-row table:style-name="ro2" table:number-rows-repeated="1048560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 style:data-style-name="N2" text:time-value="15:04:10.066759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4T15:09:37.431231851</dc:date>
    <meta:editing-duration>PT44M56S</meta:editing-duration>
    <meta:editing-cycles>11</meta:editing-cycles>
    <meta:generator>LibreOffice/6.0.3.2$Linux_X86_64 LibreOffice_project/00m0$Build-2</meta:generator>
    <meta:print-date>2018-06-14T14:49:31.819853530</meta:print-date>
    <meta:document-statistic meta:table-count="1" meta:cell-count="54" meta:object-count="0"/>
  </office:meta>
</office:document-meta>
</file>